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2" style:family="paragraph" style:parent-style-name="Standard">
      <style:paragraph-properties fo:margin-top="0cm" fo:margin-bottom="0cm" fo:text-align="center" style:justify-single-word="false"/>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P3"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4" style:family="paragraph" style:parent-style-name="Standard">
      <style:paragraph-properties fo:margin-top="0cm" fo:margin-bottom="0cm" fo:text-align="center" style:justify-single-word="false"/>
      <style:text-properties style:font-name="Arial Narrow" fo:font-size="6pt" fo:language="en" fo:country="US" fo:font-weight="bold" style:font-size-asian="6pt" style:language-asian="tr" style:country-asian="TR" style:font-weight-asian="bold" style:font-name-complex="Arial1" style:font-size-complex="6pt" style:font-weight-complex="bold"/>
    </style:style>
    <style:style style:name="P5" style:family="paragraph" style:parent-style-name="Standard">
      <style:paragraph-properties fo:margin-top="0cm" fo:margin-bottom="0cm"/>
      <style:text-properties fo:color="#ff0000" style:font-name="Calibri Light" fo:font-size="9pt" fo:language="en" fo:country="US" style:font-size-asian="9pt" style:language-asian="tr" style:country-asian="TR" style:font-name-complex="Arial1" style:font-size-complex="9pt"/>
    </style:style>
    <style:style style:name="P6" style:family="paragraph" style:parent-style-name="Standard">
      <style:paragraph-properties fo:margin-top="0cm" fo:margin-bottom="0cm" fo:text-align="center" style:justify-single-word="false"/>
      <style:text-properties fo:color="#ff0000" style:font-name="Calibri Light" fo:font-size="9pt" fo:language="en" fo:country="US" style:font-size-asian="9pt" style:language-asian="tr" style:country-asian="TR" style:font-name-complex="Arial1" style:font-size-complex="9pt"/>
    </style:style>
    <style:style style:name="P7" style:family="paragraph" style:parent-style-name="Standard">
      <style:paragraph-properties fo:margin-top="0cm" fo:margin-bottom="0cm"/>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8" style:family="paragraph" style:parent-style-name="Standard">
      <style:paragraph-properties fo:margin-top="0cm" fo:margin-bottom="0cm" fo:text-align="start"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9" style:family="paragraph" style:parent-style-name="Standard">
      <style:paragraph-properties fo:margin-top="0cm" fo:margin-bottom="0cm" fo:text-align="center"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10" style:family="paragraph" style:parent-style-name="Standard">
      <style:paragraph-properties fo:margin-top="0cm" fo:margin-bottom="0cm"/>
      <style:text-properties fo:color="#ff0000" style:font-name="Calibri Light" fo:font-size="6pt" fo:language="en" fo:country="US" style:font-size-asian="6pt" style:language-asian="tr" style:country-asian="TR" style:font-name-complex="Arial1" style:font-size-complex="6pt"/>
    </style:style>
    <style:style style:name="P11"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12"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13" style:family="paragraph" style:parent-style-name="Standard">
      <style:paragraph-properties fo:margin-top="0cm" fo:margin-bottom="0cm"/>
      <style:text-properties fo:color="#008080" style:font-name="Calibri Light" fo:font-size="6pt" fo:language="en" fo:country="US" style:font-size-asian="6pt" style:language-asian="tr" style:country-asian="TR" style:font-name-complex="Arial1" style:font-size-complex="6pt"/>
    </style:style>
    <style:style style:name="P14" style:family="paragraph" style:parent-style-name="Standard">
      <style:paragraph-properties fo:margin-top="0cm" fo:margin-bottom="0cm"/>
      <style:text-properties fo:color="#ff6600" style:font-name="Calibri Light"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fo:text-align="center" style:justify-single-word="false"/>
      <style:text-properties fo:color="#ff6600" style:font-name="Calibri Light"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style:text-properties fo:color="#00b050" style:font-name="Calibri Light"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fo:text-align="center" style:justify-single-word="false"/>
      <style:text-properties fo:color="#00b050" style:font-name="Calibri Light"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style:text-properties fo:color="#003366" style:font-name="Calibri Light"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fo:text-align="center" style:justify-single-word="false"/>
      <style:text-properties fo:color="#003366" style:font-name="Calibri Light"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style:text-properties fo:color="#0000ff" style:font-name="Calibri Light"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fo:text-align="center" style:justify-single-word="false"/>
      <style:text-properties fo:color="#0000ff" style:font-name="Calibri Light"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fo:text-align="center" style:justify-single-word="false"/>
      <style:text-properties fo:color="#403152" style:font-name="Calibri Light" fo:font-size="9pt" fo:language="en" fo:country="US" style:font-size-asian="9pt" style:language-asian="tr" style:country-asian="TR" style:font-name-complex="Arial1" style:font-size-complex="9pt"/>
    </style:style>
    <style:style style:name="P24"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size-complex="9pt"/>
    </style:style>
    <style:style style:name="P25" style:family="paragraph" style:parent-style-name="Standard">
      <style:paragraph-properties fo:margin-top="0cm" fo:margin-bottom="0cm"/>
      <style:text-properties fo:color="#0f243e" style:font-name="Calibri Light"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fo:text-align="center" style:justify-single-word="false"/>
      <style:text-properties fo:color="#0f243e" style:font-name="Calibri Light" fo:font-size="9pt" fo:language="en" fo:country="US" style:font-size-asian="9pt" style:language-asian="tr" style:country-asian="TR" style:font-name-complex="Arial1" style:font-size-complex="9pt"/>
    </style:style>
    <style:style style:name="P27" style:family="paragraph" style:parent-style-name="Standard">
      <style:paragraph-properties fo:margin-top="0cm" fo:margin-bottom="0cm"/>
      <style:text-properties fo:color="#000080" style:font-name="Calibri Light"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fo:text-align="center" style:justify-single-word="false"/>
      <style:text-properties fo:color="#000080" style:font-name="Calibri Light"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style:text-properties fo:color="#5f497a" style:font-name="Calibri Light"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fo:text-align="center" style:justify-single-word="false"/>
      <style:text-properties fo:color="#5f497a" style:font-name="Calibri Light"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style:text-properties fo:color="#548dd4" style:font-name="Calibri Light"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fo:text-align="center" style:justify-single-word="false"/>
      <style:text-properties fo:color="#548dd4" style:font-name="Calibri Light"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style:text-properties fo:color="#00b0f0" style:font-name="Calibri Light"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fo:text-align="center" style:justify-single-word="false"/>
      <style:text-properties fo:color="#00b0f0" style:font-name="Calibri Light"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style:text-properties fo:color="#632423" style:font-name="Calibri Light"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fo:text-align="center" style:justify-single-word="false"/>
      <style:text-properties fo:color="#632423" style:font-name="Calibri Light"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style:text-properties fo:color="#984806" style:font-name="Calibri Light"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984806" style:font-name="Calibri Light"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style:text-properties fo:color="#666633" style:font-name="Calibri Light"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fo:text-align="center" style:justify-single-word="false"/>
      <style:text-properties fo:color="#666633" style:font-name="Calibri Light"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style:text-properties fo:color="#009999" style:font-name="Calibri Light"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fo:text-align="center" style:justify-single-word="false"/>
      <style:text-properties fo:color="#009999" style:font-name="Calibri Light"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fo:text-align="center" style:justify-single-word="false"/>
      <style:text-properties fo:color="#006666" style:font-name="Calibri Light"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style:text-properties fo:color="#333399" style:font-name="Calibri Light"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fo:text-align="center" style:justify-single-word="false"/>
      <style:text-properties fo:color="#333399" style:font-name="Calibri Light" fo:font-size="9pt" fo:language="en" fo:country="US" style:font-size-asian="9pt" style:language-asian="tr" style:country-asian="TR" style:font-name-complex="Arial1" style:font-size-complex="9pt"/>
    </style:style>
    <style:style style:name="P46" style:family="paragraph" style:parent-style-name="Standard">
      <style:paragraph-properties fo:margin-top="0cm" fo:margin-bottom="0cm"/>
      <style:text-properties fo:color="#7030a0" style:font-name="Calibri Light" fo:font-size="9pt" fo:language="en" fo:country="US" style:font-size-asian="9pt" style:language-asian="tr" style:country-asian="TR" style:font-name-complex="Arial1" style:font-size-complex="9pt"/>
    </style:style>
    <style:style style:name="P47" style:family="paragraph" style:parent-style-name="Standard">
      <style:paragraph-properties fo:margin-top="0cm" fo:margin-bottom="0cm" fo:text-align="center" style:justify-single-word="false"/>
      <style:text-properties fo:color="#7030a0" style:font-name="Calibri Light" fo:font-size="9pt" fo:language="en" fo:country="US" style:font-size-asian="9pt" style:language-asian="tr" style:country-asian="TR" style:font-name-complex="Arial1" style:font-size-complex="9pt"/>
    </style:style>
    <style:style style:name="P48" style:family="paragraph" style:parent-style-name="Standard">
      <style:paragraph-properties fo:margin-top="0cm" fo:margin-bottom="0cm"/>
      <style:text-properties fo:color="#0070c0" style:font-name="Calibri Light" fo:font-size="9pt" fo:language="en" fo:country="US" style:font-size-asian="9pt" style:language-asian="tr" style:country-asian="TR" style:font-name-complex="Arial1" style:font-size-complex="9pt"/>
    </style:style>
    <style:style style:name="P49" style:family="paragraph" style:parent-style-name="Standard">
      <style:paragraph-properties fo:margin-top="0cm" fo:margin-bottom="0cm"/>
      <style:text-properties fo:color="#808080" style:font-name="Calibri Light" fo:font-size="9pt" fo:language="en" fo:country="US" style:font-size-asian="9pt" style:language-asian="tr" style:country-asian="TR" style:font-name-complex="Arial1" style:font-size-complex="9pt"/>
    </style:style>
    <style:style style:name="P50" style:family="paragraph" style:parent-style-name="Standard">
      <style:paragraph-properties fo:margin-top="0cm" fo:margin-bottom="0cm"/>
      <style:text-properties fo:color="#808080" style:font-name="Calibri Light" fo:font-size="6pt" fo:language="en" fo:country="US" style:font-size-asian="6pt" style:language-asian="tr" style:country-asian="TR" style:font-name-complex="Arial1" style:font-size-complex="6pt"/>
    </style:style>
    <style:style style:name="P51" style:family="paragraph" style:parent-style-name="Standard">
      <style:paragraph-properties fo:margin-top="0cm" fo:margin-bottom="0cm"/>
      <style:text-properties fo:color="#4a442a" style:font-name="Calibri Light" fo:font-size="9pt" fo:language="en" fo:country="US" style:font-size-asian="9pt" style:language-asian="tr" style:country-asian="TR" style:font-name-complex="Arial1" style:font-size-complex="9pt"/>
    </style:style>
    <style:style style:name="P52" style:family="paragraph" style:parent-style-name="Standard">
      <style:paragraph-properties fo:margin-top="0cm" fo:margin-bottom="0cm"/>
      <style:text-properties style:font-name="Calibri Light" fo:font-size="9pt" style:font-size-asian="9pt" style:font-size-complex="9pt"/>
    </style:style>
    <style:style style:name="P53" style:family="paragraph" style:parent-style-name="Standard">
      <style:paragraph-properties fo:margin-top="0cm" fo:margin-bottom="0cm"/>
      <style:text-properties fo:color="#800000" style:font-name="Calibri Light" fo:font-size="9pt" fo:language="en" fo:country="US" style:font-size-asian="9pt" style:language-asian="tr" style:country-asian="TR" style:font-name-complex="Arial1" style:font-size-complex="9pt"/>
    </style:style>
    <style:style style:name="P54" style:family="paragraph" style:parent-style-name="Standard">
      <style:paragraph-properties fo:margin-top="0cm" fo:margin-bottom="0cm" fo:text-align="center" style:justify-single-word="false"/>
      <style:text-properties fo:color="#800000" style:font-name="Calibri Light"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style:text-properties fo:color="#800000" style:font-name="Calibri Light" fo:font-size="9pt" style:font-size-asian="9pt" style:font-size-complex="9pt"/>
    </style:style>
    <style:style style:name="P56" style:family="paragraph" style:parent-style-name="Standard">
      <style:paragraph-properties fo:margin-top="0cm" fo:margin-bottom="0cm"/>
      <style:text-properties fo:color="#330066" style:font-name="Calibri Light" fo:font-size="9pt" fo:language="en" fo:country="US" style:font-size-asian="9pt" style:language-asian="tr" style:country-asian="TR" style:font-name-complex="Arial1" style:font-size-complex="9pt"/>
    </style:style>
    <style:style style:name="P57" style:family="paragraph" style:parent-style-name="Standard">
      <style:paragraph-properties fo:margin-top="0cm" fo:margin-bottom="0cm" fo:text-align="center" style:justify-single-word="false"/>
      <style:text-properties fo:color="#330066" style:font-name="Calibri Light" fo:font-size="9pt" fo:language="en" fo:country="US" style:font-size-asian="9pt" style:language-asian="tr" style:country-asian="TR" style:font-name-complex="Arial1" style:font-size-complex="9pt"/>
    </style:style>
    <style:style style:name="P58" style:family="paragraph" style:parent-style-name="Standard">
      <style:paragraph-properties fo:margin-top="0cm" fo:margin-bottom="0cm"/>
      <style:text-properties fo:color="#ff420e" style:font-name="Calibri Light" fo:font-size="9pt" fo:language="en" fo:country="US" style:font-size-asian="9pt" style:language-asian="tr" style:country-asian="TR" style:font-name-complex="Arial1" style:font-size-complex="9pt"/>
    </style:style>
    <style:style style:name="P59" style:family="paragraph" style:parent-style-name="Standard">
      <style:paragraph-properties fo:margin-top="0cm" fo:margin-bottom="0cm" fo:text-align="center" style:justify-single-word="false"/>
      <style:text-properties fo:color="#ff420e" style:font-name="Calibri Light" fo:font-size="9pt" fo:language="en" fo:country="US" style:font-size-asian="9pt" style:language-asian="tr" style:country-asian="TR" style:font-name-complex="Arial1" style:font-size-complex="9pt"/>
    </style:style>
    <style:style style:name="P60" style:family="paragraph" style:parent-style-name="Standard">
      <style:text-properties fo:font-size="6pt" style:font-size-asian="6pt" style:font-size-complex="6pt"/>
    </style:style>
    <style:style style:name="P61" style:family="paragraph" style:parent-style-name="Standard" style:master-page-name="Standard">
      <style:paragraph-properties fo:margin-top="0cm" fo:margin-bottom="0cm" fo:text-align="center" style:justify-single-word="false" style:page-number="auto"/>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T1" style:family="text">
      <style:text-properties fo:color="#008080" fo:language="en" fo:country="US" style:language-asian="tr" style:country-asian="TR" style:font-name-complex="Arial1"/>
    </style:style>
    <style:style style:name="T2" style:family="text">
      <style:text-properties fo:color="#003366" fo:language="en" fo:country="US" style:language-asian="tr" style:country-asian="TR" style:font-name-complex="Arial1"/>
    </style:style>
    <style:style style:name="T3" style:family="text">
      <style:text-properties fo:color="#808080" fo:language="en" fo:country="US" style:language-asian="tr" style:country-asian="TR" style:font-name-complex="Arial1"/>
    </style:style>
    <style:style style:name="T4" style:family="text">
      <style:text-properties fo:color="#4a442a" fo:language="en" fo:country="US" style:language-asian="tr" style:country-asian="TR"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PROJECT: SINGLIX Operating System <text:s/>Issue: 2 <text:s/>Revision: 15 <text:s/>Date: 05/05/2025</text:p>
      <text:p text:style-name="P1">OWNER: ERDOĞAN TAN / Istanbul / Turkiye</text:p>
      <text:p text:style-name="P3"/>
      <text:p text:style-name="P2">FILE DESCRIPTION TABLE Format of SINGLIX FS1, FS2 file systems</text:p>
      <text:p text:style-name="P4"/>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8">Offset</text:p>
          </table:table-cell>
          <table:table-cell table:style-name="Tablo3.A1" office:value-type="string">
            <text:p text:style-name="P7">Item</text:p>
          </table:table-cell>
          <table:table-cell table:style-name="Tablo3.A1" office:value-type="string">
            <text:p text:style-name="P7">DATA</text:p>
          </table:table-cell>
          <table:table-cell table:style-name="Tablo3.A1" office:value-type="string">
            <text:p text:style-name="P9">Type</text:p>
          </table:table-cell>
          <table:table-cell table:style-name="Tablo3.A1" office:value-type="string">
            <text:p text:style-name="P9">Size</text:p>
          </table:table-cell>
          <table:table-cell table:style-name="Tablo3.F1" office:value-type="string">
            <text:p text:style-name="P7">Description of Item</text:p>
          </table:table-cell>
        </table:table-row>
        <table:table-row table:style-name="Tablo3.1">
          <table:table-cell table:style-name="Tablo3.A2" office:value-type="string">
            <text:p text:style-name="P12">0</text:p>
          </table:table-cell>
          <table:table-cell table:style-name="Tablo3.A2" office:value-type="string">
            <text:p text:style-name="P11">FDT Sign</text:p>
          </table:table-cell>
          <table:table-cell table:style-name="Tablo3.A2" office:value-type="string">
            <text:p text:style-name="P11">‘FDT’</text:p>
          </table:table-cell>
          <table:table-cell table:style-name="Tablo3.A2" office:value-type="string">
            <text:p text:style-name="P12">Char</text:p>
          </table:table-cell>
          <table:table-cell table:style-name="Tablo3.A2" office:value-type="string">
            <text:p text:style-name="P12">3 byte</text:p>
          </table:table-cell>
          <table:table-cell table:style-name="Tablo3.F2" office:value-type="string">
            <text:p text:style-name="P11">TR-SINGLIX File Description Table</text:p>
          </table:table-cell>
        </table:table-row>
        <table:table-row table:style-name="Tablo3.1">
          <table:table-cell table:style-name="Tablo3.A2" office:value-type="string">
            <text:p text:style-name="P15">3</text:p>
          </table:table-cell>
          <table:table-cell table:style-name="Tablo3.A2" office:value-type="string">
            <text:p text:style-name="P14">Reserved</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ust be 0 for Current/This FDT Version</text:p>
          </table:table-cell>
        </table:table-row>
        <table:table-row table:style-name="Tablo3.1">
          <table:table-cell table:style-name="Tablo3.A2" office:value-type="string">
            <text:p text:style-name="P17">4</text:p>
          </table:table-cell>
          <table:table-cell table:style-name="Tablo3.A2" office:value-type="string">
            <text:p text:style-name="P16">Sector Size</text:p>
          </table:table-cell>
          <table:table-cell table:style-name="Tablo3.A2" office:value-type="string">
            <text:p text:style-name="P18">XXh</text:p>
          </table:table-cell>
          <table:table-cell table:style-name="Tablo3.A2" office:value-type="string">
            <text:p text:style-name="P17"><text:s/>Byte</text:p>
          </table:table-cell>
          <table:table-cell table:style-name="Tablo3.A2" office:value-type="string">
            <text:p text:style-name="P17">1 byte</text:p>
          </table:table-cell>
          <table:table-cell table:style-name="Tablo3.F2" office:value-type="string">
            <text:p text:style-name="P16">Bytes per Sector (FS1=512, FS2=2048) as shift count</text:p>
          </table:table-cell>
        </table:table-row>
        <table:table-row table:style-name="Tablo3.1">
          <table:table-cell table:style-name="Tablo3.A2" office:value-type="string">
            <text:p text:style-name="P54">5</text:p>
          </table:table-cell>
          <table:table-cell table:style-name="Tablo3.A2" office:value-type="string">
            <text:p text:style-name="P53">Extent Allocation Type</text:p>
          </table:table-cell>
          <table:table-cell table:style-name="Tablo3.A2" office:value-type="string">
            <text:p text:style-name="P53">XXh</text:p>
          </table:table-cell>
          <table:table-cell table:style-name="Tablo3.A2" office:value-type="string">
            <text:p text:style-name="P54">Byte</text:p>
          </table:table-cell>
          <table:table-cell table:style-name="Tablo3.A2" office:value-type="string">
            <text:p text:style-name="P54">1 byte</text:p>
          </table:table-cell>
          <table:table-cell table:style-name="Tablo3.F2" office:value-type="string">
            <text:p text:style-name="P55">0 = direct, 1 = indirect, 2 = double indirect</text:p>
          </table:table-cell>
        </table:table-row>
        <table:table-row table:style-name="Tablo3.1">
          <table:table-cell table:style-name="Tablo3.A2" office:value-type="string">
            <text:p text:style-name="P57">6</text:p>
          </table:table-cell>
          <table:table-cell table:style-name="Tablo3.A2" office:value-type="string">
            <text:p text:style-name="P56">Number of Links</text:p>
          </table:table-cell>
          <table:table-cell table:style-name="Tablo3.A2" office:value-type="string">
            <text:p text:style-name="P56">XXXXh</text:p>
          </table:table-cell>
          <table:table-cell table:style-name="Tablo3.A2" office:value-type="string">
            <text:p text:style-name="P57">Word</text:p>
          </table:table-cell>
          <table:table-cell table:style-name="Tablo3.A2" office:value-type="string">
            <text:p text:style-name="P57">2 byte</text:p>
          </table:table-cell>
          <table:table-cell table:style-name="Tablo3.F2" office:value-type="string">
            <text:p text:style-name="P56">Number of links to file</text:p>
          </table:table-cell>
        </table:table-row>
        <table:table-row table:style-name="Tablo3.1">
          <table:table-cell table:style-name="Tablo3.A2" office:value-type="string">
            <text:p text:style-name="P19">8</text:p>
          </table:table-cell>
          <table:table-cell table:style-name="Tablo3.A2" office:value-type="string">
            <text:p text:style-name="P18">File Number</text:p>
          </table:table-cell>
          <table:table-cell table:style-name="Tablo3.A2" office:value-type="string">
            <text:p text:style-name="P18">XXXXXXXXh</text:p>
          </table:table-cell>
          <table:table-cell table:style-name="Tablo3.A2" office:value-type="string">
            <text:p text:style-name="P19">Dword</text:p>
          </table:table-cell>
          <table:table-cell table:style-name="Tablo3.A2" office:value-type="string">
            <text:p text:style-name="P19">4 byte</text:p>
          </table:table-cell>
          <table:table-cell table:style-name="Tablo3.F2" office:value-type="string">
            <text:p text:style-name="P52"><text:span text:style-name="T2">This FDT Address of This File</text:span><text:bookmark text:name="Bookmark"/><text:span text:style-name="T2"> (Offset)</text:span></text:p>
          </table:table-cell>
        </table:table-row>
        <table:table-row table:style-name="Tablo3.1">
          <table:table-cell table:style-name="Tablo3.A2" office:value-type="string">
            <text:p text:style-name="P6">12</text:p>
          </table:table-cell>
          <table:table-cell table:style-name="Tablo3.A2" office:value-type="string">
            <text:p text:style-name="P5">Sector Count</text:p>
          </table:table-cell>
          <table:table-cell table:style-name="Tablo3.A2" office:value-type="string">
            <text:p text:style-name="P5">XXXXXXXXh</text:p>
          </table:table-cell>
          <table:table-cell table:style-name="Tablo3.A2" office:value-type="string">
            <text:p text:style-name="P6">Dword</text:p>
          </table:table-cell>
          <table:table-cell table:style-name="Tablo3.A2" office:value-type="string">
            <text:p text:style-name="P6">4 byte</text:p>
          </table:table-cell>
          <table:table-cell table:style-name="Tablo3.F2" office:value-type="string">
            <text:p text:style-name="P5">Number of Sectors (belong to this file, except FDT)</text:p>
          </table:table-cell>
        </table:table-row>
        <table:table-row table:style-name="Tablo3.1">
          <table:table-cell table:style-name="Tablo3.A2" office:value-type="string">
            <text:p text:style-name="P21">16</text:p>
          </table:table-cell>
          <table:table-cell table:style-name="Tablo3.A2" office:value-type="string">
            <text:p text:style-name="P20">Parent Dir Number</text:p>
          </table:table-cell>
          <table:table-cell table:style-name="Tablo3.A2" office:value-type="string">
            <text:p text:style-name="P20">XXXXXXXXh</text:p>
          </table:table-cell>
          <table:table-cell table:style-name="Tablo3.A2" office:value-type="string">
            <text:p text:style-name="P21">Dword</text:p>
          </table:table-cell>
          <table:table-cell table:style-name="Tablo3.A2" office:value-type="string">
            <text:p text:style-name="P21">4 byte</text:p>
          </table:table-cell>
          <table:table-cell table:style-name="Tablo3.F2" office:value-type="string">
            <text:p text:style-name="P20">The Parent DDT Address of This File (Offset)</text:p>
          </table:table-cell>
        </table:table-row>
        <table:table-row table:style-name="Tablo3.1">
          <table:table-cell table:style-name="Tablo3.A2" office:value-type="string">
            <text:p text:style-name="P23">20</text:p>
          </table:table-cell>
          <table:table-cell table:style-name="Tablo3.A2" office:value-type="string">
            <text:p text:style-name="P22">Parent Dir Serial</text:p>
          </table:table-cell>
          <table:table-cell table:style-name="Tablo3.A2" office:value-type="string">
            <text:p text:style-name="P22">XXXXXXXXh</text:p>
          </table:table-cell>
          <table:table-cell table:style-name="Tablo3.A2" office:value-type="string">
            <text:p text:style-name="P23">Dword</text:p>
          </table:table-cell>
          <table:table-cell table:style-name="Tablo3.A2" office:value-type="string">
            <text:p text:style-name="P23">4 byte</text:p>
          </table:table-cell>
          <table:table-cell table:style-name="Tablo3.F2" office:value-type="string">
            <text:p text:style-name="P22">The Parent Dir’s Serial Number (Tick Count)</text:p>
          </table:table-cell>
        </table:table-row>
        <table:table-row table:style-name="Tablo3.1">
          <table:table-cell table:style-name="Tablo3.A2" office:value-type="string">
            <text:p text:style-name="P26">24</text:p>
          </table:table-cell>
          <table:table-cell table:style-name="Tablo3.A2" office:value-type="string">
            <text:p text:style-name="P25">File Size</text:p>
          </table:table-cell>
          <table:table-cell table:style-name="Tablo3.A2" office:value-type="string">
            <text:p text:style-name="P25">XXXXXXXXh</text:p>
          </table:table-cell>
          <table:table-cell table:style-name="Tablo3.A2" office:value-type="string">
            <text:p text:style-name="P26">Dword</text:p>
          </table:table-cell>
          <table:table-cell table:style-name="Tablo3.A2" office:value-type="string">
            <text:p text:style-name="P26">4 byte</text:p>
          </table:table-cell>
          <table:table-cell table:style-name="Tablo3.F2" office:value-type="string">
            <text:p text:style-name="P25">The lower 4 bytes of 6 byte File Size.</text:p>
          </table:table-cell>
        </table:table-row>
        <table:table-row table:style-name="Tablo3.1">
          <table:table-cell table:style-name="Tablo3.A2" office:value-type="string">
            <text:p text:style-name="P28">28</text:p>
          </table:table-cell>
          <table:table-cell table:style-name="Tablo3.A2" office:value-type="string">
            <text:p text:style-name="P27">File Size High</text:p>
          </table:table-cell>
          <table:table-cell table:style-name="Tablo3.A2" office:value-type="string">
            <text:p text:style-name="P27">XXXXh</text:p>
          </table:table-cell>
          <table:table-cell table:style-name="Tablo3.A2" office:value-type="string">
            <text:p text:style-name="P28">Word</text:p>
          </table:table-cell>
          <table:table-cell table:style-name="Tablo3.A2" office:value-type="string">
            <text:p text:style-name="P28">2 byte</text:p>
          </table:table-cell>
          <table:table-cell table:style-name="Tablo3.F2" office:value-type="string">
            <text:p text:style-name="P27">The higher 2 bytes of 6 byte File Size.</text:p>
          </table:table-cell>
        </table:table-row>
        <table:table-row table:style-name="Tablo3.1">
          <table:table-cell table:style-name="Tablo3.A2" office:value-type="string">
            <text:p text:style-name="P30">30</text:p>
          </table:table-cell>
          <table:table-cell table:style-name="Tablo3.A2" office:value-type="string">
            <text:p text:style-name="P29">Attributes</text:p>
          </table:table-cell>
          <table:table-cell table:style-name="Tablo3.A2" office:value-type="string">
            <text:p text:style-name="P29">1 byte</text:p>
          </table:table-cell>
          <table:table-cell table:style-name="Tablo3.A2" office:value-type="string">
            <text:p text:style-name="P30">Byte</text:p>
          </table:table-cell>
          <table:table-cell table:style-name="Tablo3.A2" office:value-type="string">
            <text:p text:style-name="P30">1 byte</text:p>
          </table:table-cell>
          <table:table-cell table:style-name="Tablo3.F2" office:value-type="string">
            <text:p text:style-name="P29">(Dos type) <text:s/>File Attributes (0,0,A,D,V,S,H,R)</text:p>
          </table:table-cell>
        </table:table-row>
        <table:table-row table:style-name="Tablo3.1">
          <table:table-cell table:style-name="Tablo3.A2" office:value-type="string">
            <text:p text:style-name="P23">31</text:p>
          </table:table-cell>
          <table:table-cell table:style-name="Tablo3.A2" office:value-type="string">
            <text:p text:style-name="P22">Extended Attributes</text:p>
          </table:table-cell>
          <table:table-cell table:style-name="Tablo3.A2" office:value-type="string">
            <text:p text:style-name="P22">1 byte</text:p>
          </table:table-cell>
          <table:table-cell table:style-name="Tablo3.A2" office:value-type="string">
            <text:p text:style-name="P23">Byte</text:p>
          </table:table-cell>
          <table:table-cell table:style-name="Tablo3.A2" office:value-type="string">
            <text:p text:style-name="P23">1 byte</text:p>
          </table:table-cell>
          <table:table-cell table:style-name="Tablo3.F2" office:value-type="string">
            <text:p text:style-name="P24">User, Group, Others Permission Flags</text:p>
          </table:table-cell>
        </table:table-row>
        <table:table-row table:style-name="Tablo3.1">
          <table:table-cell table:style-name="Tablo3.A2" office:value-type="string">
            <text:p text:style-name="P32">32*</text:p>
          </table:table-cell>
          <table:table-cell table:style-name="Tablo3.A2" office:value-type="string">
            <text:p text:style-name="P31">Owner code</text:p>
          </table:table-cell>
          <table:table-cell table:style-name="Tablo3.A2" office:value-type="string">
            <text:p text:style-name="P31">4 bytes</text:p>
          </table:table-cell>
          <table:table-cell table:style-name="Tablo3.A2" office:value-type="string">
            <text:p text:style-name="P32">Dword</text:p>
          </table:table-cell>
          <table:table-cell table:style-name="Tablo3.A2" office:value-type="string">
            <text:p text:style-name="P32">4 byte</text:p>
          </table:table-cell>
          <table:table-cell table:style-name="Tablo3.F2" office:value-type="string">
            <text:p text:style-name="P31">Owner Description Table address (TR-MULTIX)</text:p>
          </table:table-cell>
        </table:table-row>
        <table:table-row table:style-name="Tablo3.1">
          <table:table-cell table:style-name="Tablo3.A2" office:value-type="string">
            <text:p text:style-name="P34">36*</text:p>
          </table:table-cell>
          <table:table-cell table:style-name="Tablo3.A2" office:value-type="string">
            <text:p text:style-name="P33">Group code</text:p>
          </table:table-cell>
          <table:table-cell table:style-name="Tablo3.A2" office:value-type="string">
            <text:p text:style-name="P33">4 bytes</text:p>
          </table:table-cell>
          <table:table-cell table:style-name="Tablo3.A2" office:value-type="string">
            <text:p text:style-name="P34">Dword</text:p>
          </table:table-cell>
          <table:table-cell table:style-name="Tablo3.A2" office:value-type="string">
            <text:p text:style-name="P34">4 byte</text:p>
          </table:table-cell>
          <table:table-cell table:style-name="Tablo3.F2" office:value-type="string">
            <text:p text:style-name="P33">Group Description Table address (TR-MULTIX)</text:p>
          </table:table-cell>
        </table:table-row>
        <table:table-row table:style-name="Tablo3.1">
          <table:table-cell table:style-name="Tablo3.A2" office:value-type="string">
            <text:p text:style-name="P40">40</text:p>
          </table:table-cell>
          <table:table-cell table:style-name="Tablo3.A2" office:value-type="string">
            <text:p text:style-name="P39">Country</text:p>
          </table:table-cell>
          <table:table-cell table:style-name="Tablo3.A2" office:value-type="string">
            <text:p text:style-name="P39">XXh</text:p>
          </table:table-cell>
          <table:table-cell table:style-name="Tablo3.A2" office:value-type="string">
            <text:p text:style-name="P40">Byte</text:p>
          </table:table-cell>
          <table:table-cell table:style-name="Tablo3.A2" office:value-type="string">
            <text:p text:style-name="P40">1 byte</text:p>
          </table:table-cell>
          <table:table-cell table:style-name="Tablo3.F2" office:value-type="string">
            <text:p text:style-name="P39">Language, Date, Text Format (default = 0)</text:p>
          </table:table-cell>
        </table:table-row>
        <table:table-row table:style-name="Tablo3.1">
          <table:table-cell table:style-name="Tablo3.A2" office:value-type="string">
            <text:p text:style-name="P42">41</text:p>
          </table:table-cell>
          <table:table-cell table:style-name="Tablo3.A2" office:value-type="string">
            <text:p text:style-name="P41">Time Zone</text:p>
          </table:table-cell>
          <table:table-cell table:style-name="Tablo3.A2" office:value-type="string">
            <text:p text:style-name="P41">XXh</text:p>
          </table:table-cell>
          <table:table-cell table:style-name="Tablo3.A2" office:value-type="string">
            <text:p text:style-name="P42">Byte</text:p>
          </table:table-cell>
          <table:table-cell table:style-name="Tablo3.A2" office:value-type="string">
            <text:p text:style-name="P42">1 byte</text:p>
          </table:table-cell>
          <table:table-cell table:style-name="Tablo3.F2" office:value-type="string">
            <text:p text:style-name="P41">-11 to +12 (GMT = 0, default = 0)</text:p>
          </table:table-cell>
        </table:table-row>
        <table:table-row table:style-name="Tablo3.1">
          <table:table-cell table:style-name="Tablo3.A2" office:value-type="string">
            <text:p text:style-name="P12">42</text:p>
          </table:table-cell>
          <table:table-cell table:style-name="Tablo3.A2" office:value-type="string">
            <text:p text:style-name="P11">Creating Centur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Century </text:span><text:span text:style-name="T1">in Binary Coded Decimal (BCD) </text:span><text:span text:style-name="T3">(20)</text:span></text:p>
          </table:table-cell>
        </table:table-row>
        <table:table-row table:style-name="Tablo3.1">
          <table:table-cell table:style-name="Tablo3.A2" office:value-type="string">
            <text:p text:style-name="P12">43</text:p>
          </table:table-cell>
          <table:table-cell table:style-name="Tablo3.A2" office:value-type="string">
            <text:p text:style-name="P11">Creating Yea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Year </text:span><text:span text:style-name="T1">in Binary Coded Decimal (BCD) <text:s text:c="5"/></text:span><text:span text:style-name="T3">(18)</text:span></text:p>
          </table:table-cell>
        </table:table-row>
        <table:table-row table:style-name="Tablo3.1">
          <table:table-cell table:style-name="Tablo3.A2" office:value-type="string">
            <text:p text:style-name="P12">44</text:p>
          </table:table-cell>
          <table:table-cell table:style-name="Tablo3.A2" office:value-type="string">
            <text:p text:style-name="P11">Creating Month</text:p>
          </table:table-cell>
          <table:table-cell table:style-name="Tablo3.A2" office:value-type="string">
            <text:p text:style-name="P11">XXh</text:p>
          </table:table-cell>
          <table:table-cell table:style-name="Tablo3.A2" office:value-type="string">
            <text:p text:style-name="P12">Bute</text:p>
          </table:table-cell>
          <table:table-cell table:style-name="Tablo3.A2" office:value-type="string">
            <text:p text:style-name="P12">1 byte</text:p>
          </table:table-cell>
          <table:table-cell table:style-name="Tablo3.F2" office:value-type="string">
            <text:p text:style-name="P11">Month in Binary Coded Decimal (BCD)</text:p>
          </table:table-cell>
        </table:table-row>
        <table:table-row table:style-name="Tablo3.1">
          <table:table-cell table:style-name="Tablo3.A2" office:value-type="string">
            <text:p text:style-name="P12">45</text:p>
          </table:table-cell>
          <table:table-cell table:style-name="Tablo3.A2" office:value-type="string">
            <text:p text:style-name="P11">Creating Da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Day in Binary Coded Decimal (BCD)</text:p>
          </table:table-cell>
        </table:table-row>
        <table:table-row table:style-name="Tablo3.1">
          <table:table-cell table:style-name="Tablo3.A2" office:value-type="string">
            <text:p text:style-name="P12">46</text:p>
          </table:table-cell>
          <table:table-cell table:style-name="Tablo3.A2" office:value-type="string">
            <text:p text:style-name="P11">Creating Hou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Hour </text:span><text:span text:style-name="T1">in Binary Coded Decimal (BCD)</text:span></text:p>
          </table:table-cell>
        </table:table-row>
        <table:table-row table:style-name="Tablo3.1">
          <table:table-cell table:style-name="Tablo3.A2" office:value-type="string">
            <text:p text:style-name="P12">47</text:p>
          </table:table-cell>
          <table:table-cell table:style-name="Tablo3.A2" office:value-type="string">
            <text:p text:style-name="P11">Creating Minut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Minute in Binary Coded Decimal (BCD)</text:p>
          </table:table-cell>
        </table:table-row>
        <table:table-row table:style-name="Tablo3.1">
          <table:table-cell table:style-name="Tablo3.A2" office:value-type="string">
            <text:p text:style-name="P12">48</text:p>
          </table:table-cell>
          <table:table-cell table:style-name="Tablo3.A2" office:value-type="string">
            <text:p text:style-name="P11">Creating Second</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Second in Binary Coded Decimal (BCD)</text:p>
          </table:table-cell>
        </table:table-row>
        <table:table-row table:style-name="Tablo3.1">
          <table:table-cell table:style-name="Tablo3.A2" office:value-type="string">
            <text:p text:style-name="P12">49</text:p>
          </table:table-cell>
          <table:table-cell table:style-name="Tablo3.A2" office:value-type="string">
            <text:p text:style-name="P11">C.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Time, 1 = Daylight Saving</text:p>
          </table:table-cell>
        </table:table-row>
        <table:table-row table:style-name="Tablo3.1">
          <table:table-cell table:style-name="Tablo3.A2" office:value-type="string">
            <text:p text:style-name="P12">50</text:p>
          </table:table-cell>
          <table:table-cell table:style-name="Tablo3.A2" office:value-type="string">
            <text:p text:style-name="P11">Last Modif. Date</text:p>
          </table:table-cell>
          <table:table-cell table:style-name="Tablo3.A2" office:value-type="string">
            <text:p text:style-name="P11">XXXXXXXXh</text:p>
          </table:table-cell>
          <table:table-cell table:style-name="Tablo3.A2" office:value-type="string">
            <text:p text:style-name="P12">Dword</text:p>
          </table:table-cell>
          <table:table-cell table:style-name="Tablo3.A2" office:value-type="string">
            <text:p text:style-name="P12">4 byte</text:p>
          </table:table-cell>
          <table:table-cell table:style-name="Tablo3.F2" office:value-type="string">
            <text:p text:style-name="P11">The Last Modification/Write Date (BCD)</text:p>
          </table:table-cell>
        </table:table-row>
        <table:table-row table:style-name="Tablo3.1">
          <table:table-cell table:style-name="Tablo3.A2" office:value-type="string">
            <text:p text:style-name="P12">54</text:p>
          </table:table-cell>
          <table:table-cell table:style-name="Tablo3.A2" office:value-type="string">
            <text:p text:style-name="P11">Last Modif. Time</text:p>
          </table:table-cell>
          <table:table-cell table:style-name="Tablo3.A2" office:value-type="string">
            <text:p text:style-name="P11">XXXXXXh</text:p>
          </table:table-cell>
          <table:table-cell table:style-name="Tablo3.A2" office:value-type="string">
            <text:p text:style-name="P12">Byte</text:p>
          </table:table-cell>
          <table:table-cell table:style-name="Tablo3.A2" office:value-type="string">
            <text:p text:style-name="P12">3 byte</text:p>
          </table:table-cell>
          <table:table-cell table:style-name="Tablo3.F2" office:value-type="string">
            <text:p text:style-name="P11">The Last Modification/Write Time (BCD)</text:p>
          </table:table-cell>
        </table:table-row>
        <table:table-row table:style-name="Tablo3.1">
          <table:table-cell table:style-name="Tablo3.A2" office:value-type="string">
            <text:p text:style-name="P43">57</text:p>
          </table:table-cell>
          <table:table-cell table:style-name="Tablo3.A2" office:value-type="string">
            <text:p text:style-name="P11">L. M.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1 = Daylight Saving Time</text:p>
          </table:table-cell>
        </table:table-row>
        <table:table-row table:style-name="Tablo3.1">
          <table:table-cell table:style-name="Tablo3.A2" office:value-type="string">
            <text:p text:style-name="P59">58</text:p>
          </table:table-cell>
          <table:table-cell table:style-name="Tablo3.A2" office:value-type="string">
            <text:p text:style-name="P58">Double Indirect Table</text:p>
          </table:table-cell>
          <table:table-cell table:style-name="Tablo3.A2" office:value-type="string">
            <text:p text:style-name="P58">XXXXXXXXh</text:p>
          </table:table-cell>
          <table:table-cell table:style-name="Tablo3.A2" office:value-type="string">
            <text:p text:style-name="P59">Dword</text:p>
          </table:table-cell>
          <table:table-cell table:style-name="Tablo3.A2" office:value-type="string">
            <text:p text:style-name="P59">4 byte</text:p>
          </table:table-cell>
          <table:table-cell table:style-name="Tablo3.F2" office:value-type="string">
            <text:p text:style-name="P58">Double Indirect Extents Table Address (offset)</text:p>
          </table:table-cell>
        </table:table-row>
        <table:table-row table:style-name="Tablo3.1">
          <table:table-cell table:style-name="Tablo3.A2" office:value-type="string">
            <text:p text:style-name="P38">62</text:p>
          </table:table-cell>
          <table:table-cell table:style-name="Tablo3.A2" office:value-type="string">
            <text:p text:style-name="P37">Long Name Length</text:p>
          </table:table-cell>
          <table:table-cell table:style-name="Tablo3.A2" office:value-type="string">
            <text:p text:style-name="P37">XXh</text:p>
          </table:table-cell>
          <table:table-cell table:style-name="Tablo3.A2" office:value-type="string">
            <text:p text:style-name="P38">Byte</text:p>
          </table:table-cell>
          <table:table-cell table:style-name="Tablo3.A2" office:value-type="string">
            <text:p text:style-name="P38">1 byte</text:p>
          </table:table-cell>
          <table:table-cell table:style-name="Tablo3.F2" office:value-type="string">
            <text:p text:style-name="P37">Length of unicode file name if available</text:p>
          </table:table-cell>
        </table:table-row>
        <table:table-row table:style-name="Tablo3.1">
          <table:table-cell table:style-name="Tablo3.A2" office:value-type="string">
            <text:p text:style-name="P36">63</text:p>
          </table:table-cell>
          <table:table-cell table:style-name="Tablo3.A2" office:value-type="string">
            <text:p text:style-name="P35">File Name Type</text:p>
          </table:table-cell>
          <table:table-cell table:style-name="Tablo3.A2" office:value-type="string">
            <text:p text:style-name="P35">XXh</text:p>
          </table:table-cell>
          <table:table-cell table:style-name="Tablo3.A2" office:value-type="string">
            <text:p text:style-name="P36">Byte</text:p>
          </table:table-cell>
          <table:table-cell table:style-name="Tablo3.A2" office:value-type="string">
            <text:p text:style-name="P36">1 byte</text:p>
          </table:table-cell>
          <table:table-cell table:style-name="Tablo3.F2" office:value-type="string">
            <text:p text:style-name="P35">0 = Default, 12 = Msdos, 14 = Unix, 64 = Singlix</text:p>
          </table:table-cell>
        </table:table-row>
        <table:table-row table:style-name="Tablo3.1">
          <table:table-cell table:style-name="Tablo3.A2" office:value-type="string">
            <text:p text:style-name="P45">64</text:p>
          </table:table-cell>
          <table:table-cell table:style-name="Tablo3.A2" office:value-type="string">
            <text:p text:style-name="P44">File Name</text:p>
          </table:table-cell>
          <table:table-cell table:style-name="Tablo3.A2" office:value-type="string">
            <text:p text:style-name="P44">&lt;File Name&gt;</text:p>
          </table:table-cell>
          <table:table-cell table:style-name="Tablo3.A2" office:value-type="string">
            <text:p text:style-name="P45">Char</text:p>
          </table:table-cell>
          <table:table-cell table:style-name="Tablo3.A2" office:value-type="string">
            <text:p text:style-name="P45">64 byte</text:p>
          </table:table-cell>
          <table:table-cell table:style-name="Tablo3.F2" office:value-type="string">
            <text:p text:style-name="P44">64 byte full or zero terminated File Name</text:p>
          </table:table-cell>
        </table:table-row>
        <table:table-row table:style-name="Tablo3.1">
          <table:table-cell table:style-name="Tablo3.A2" office:value-type="string">
            <text:p text:style-name="P47">128</text:p>
          </table:table-cell>
          <table:table-cell table:style-name="Tablo3.A2" office:value-type="string">
            <text:p text:style-name="P46">Extents Table</text:p>
          </table:table-cell>
          <table:table-cell table:style-name="Tablo3.A2" office:value-type="string">
            <text:p text:style-name="P46">16*(4+4) bytes</text:p>
          </table:table-cell>
          <table:table-cell table:style-name="Tablo3.A2" office:value-type="string">
            <text:p text:style-name="P47">Dword</text:p>
          </table:table-cell>
          <table:table-cell table:style-name="Tablo3.A2" office:value-type="string">
            <text:p text:style-name="P47">128 byte</text:p>
          </table:table-cell>
          <table:table-cell table:style-name="Tablo3.F2" office:value-type="string">
            <text:p text:style-name="P46">Table of 16 direct or indirect extent addresses</text:p>
          </table:table-cell>
        </table:table-row>
        <table:table-row table:style-name="Tablo3.1">
          <table:table-cell table:style-name="Tablo3.A2" office:value-type="string">
            <text:p text:style-name="P38">256</text:p>
          </table:table-cell>
          <table:table-cell table:style-name="Tablo3.A2" office:value-type="string">
            <text:p text:style-name="P37">Unicode File Name</text:p>
          </table:table-cell>
          <table:table-cell table:style-name="Tablo3.A2" office:value-type="string">
            <text:p text:style-name="P37">&lt;Long File Name&gt;</text:p>
          </table:table-cell>
          <table:table-cell table:style-name="Tablo3.A2" office:value-type="string">
            <text:p text:style-name="P38">Byte</text:p>
          </table:table-cell>
          <table:table-cell table:style-name="Tablo3.A2" office:value-type="string">
            <text:p text:style-name="P38">256 byte</text:p>
          </table:table-cell>
          <table:table-cell table:style-name="Tablo3.F2" office:value-type="string">
            <text:p text:style-name="P37">Unicode File Name if Offset 62 &gt; 0</text:p>
          </table:table-cell>
        </table:table-row>
        <table:table-row table:style-name="Tablo3.1">
          <table:table-cell table:style-name="Tablo3.A2" office:value-type="string">
            <text:p text:style-name="P12">512**</text:p>
          </table:table-cell>
          <table:table-cell table:style-name="Tablo3.A2" office:value-type="string">
            <text:p text:style-name="P11">Reserved</text:p>
          </table:table-cell>
          <table:table-cell table:style-name="Tablo3.A2" office:value-type="string">
            <text:p text:style-name="P11">?</text:p>
          </table:table-cell>
          <table:table-cell table:style-name="Tablo3.A2" office:value-type="string">
            <text:p text:style-name="P12">Byte</text:p>
          </table:table-cell>
          <table:table-cell table:style-name="Tablo3.A2" office:value-type="string">
            <text:p text:style-name="P12">1536 byte</text:p>
          </table:table-cell>
          <table:table-cell table:style-name="Tablo3.F2" office:value-type="string">
            <text:p text:style-name="P11">Optional/Reserved Area for FS2 Files</text:p>
          </table:table-cell>
        </table:table-row>
      </table:table>
      <text:p text:style-name="P60"/>
      <text:p text:style-name="P48">* Used by TR-MULTIX (Multiuser, Multitasking) Operating System, only!</text:p>
      <text:p text:style-name="P11">** 1536 byte extra description for 2048 bytes per sector File System (FS2), only ! Optional !</text:p>
      <text:p text:style-name="P13"/>
      <text:p text:style-name="P49">NOTE: Erased/Deleted File Sign: ‘FDE’, ‘E’ at offset 2 instead of ‘T’. (Parent Dir’s Entry: FFFFFFFFh is erased entry, 0 is end of directory entries. Other 32 bit dir. entry numbers are the FDT addresses.) <text:s/></text:p>
      <text:p text:style-name="P50"/>
      <text:p text:style-name="P49">Number of links is normally 1 . But the file is linked in other directories, number of links will be &gt; 1.</text:p>
      <text:p text:style-name="P49">If file will be erased from it's parent directory (while number of links &gt; 1), parent directory number will be <text:s/>FFFFFFFFh.</text:p>
      <text:p text:style-name="P49">But file will not be deleted until number of links becomes 0. (every deleting decreases number of links). <text:s/></text:p>
      <text:p text:style-name="P10"/>
      <text:p text:style-name="P49">Parent Dir. Serial used for that purpose: When a dir or file is deleted, it will be removed from parent directory entries by replacing child directory or file number to FFFFFFFFh = deleted entry sign. And, it will be located in UNDELETE Directory as a new deleted file entry. When user want to undelete this file/dir, if parent directory serial number same with in the parent directory descriptor table (as number) declared in child directory descriptor table, the deleted directory or file will be restored in the parent directory. Directory serial number is just a tick count which always different by the computer’s timer ticks. (as like as volume serial number.)</text:p>
      <text:p text:style-name="P50"/>
      <text:p text:style-name="P49">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49"><text:soft-page-break/><text:s/></text:p>
      <text:p text:style-name="P49"/>
      <text:p text:style-name="P49"/>
      <text:p text:style-name="P5">EXTENDED ATTRIBUTES byte:</text:p>
      <text:p text:style-name="P52"><text:span text:style-name="T4">Bit 0 = Owner’s Read Only Flag </text:span><text:span text:style-name="T4">[ 0 = Writable file, 1 = Read only file ]</text:span></text:p>
      <text:p text:style-name="P51">Bit 1 = Owner’s Executable File Flag (1 = executable file -in multitasking mode-) </text:p>
      <text:p text:style-name="P51">Bit 2 = Group User’s Invisible Flag (0=No, 1=Yes) [ 1 = This file is not visible except the owner ]</text:p>
      <text:p text:style-name="P51">Bit 3 = Group User’s Read Only Flag (0=No, 1=Yes) [ The result can be 'Writable' if Bit 0 is 0 ]</text:p>
      <text:p text:style-name="P51">Bit 4 = Group User’s Executable File Flag (1= executable by group user if also Bit 1 is 1)</text:p>
      <text:p text:style-name="P51">Bit 5 = Other User’s Invisible Flag (0=No, 1=Yes) [ 1 = This file is not visible except the group ]</text:p>
      <text:p text:style-name="P51">Bit 6 = Other User’s Read Only Flag (0=No, 1=Yes) [ The result can be 'Writable' if Bit 0 &amp; Bit 3 is 0 ]</text:p>
      <text:p text:style-name="P51">Bit 7 = Other User’s Executable File Flag (1= executable by other users if also Bit 1 &amp; Bit 4 is 1)</text:p>
      <text:p text:style-name="P5"/>
      <text:p text:style-name="P5"><text:s/>(DOS) BASIC ATTRIBUTES byte:</text:p>
      <text:p text:style-name="P51">Bit 0 = Read Only Flag (R)</text:p>
      <text:p text:style-name="P51">Bit 1 = Hidden (Invisible) Flag (H) </text:p>
      <text:p text:style-name="P51">Bit 2 = System File Flag (S)</text:p>
      <text:p text:style-name="P51">Bit 3 = Volume Flag (V)</text:p>
      <text:p text:style-name="P51">Bit 4 = Directory Flag (D) <text:s/></text:p>
      <text:p text:style-name="P51">Bit 5 = Archive Flag (A)</text:p>
      <text:p text:style-name="P51">Bit 6 = Reserved <text:s/>(0)</text:p>
      <text:p text:style-name="P51">Bit 7 = Reserved (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font-name-asian="Calibri1"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251cm" fo:margin-right="1.748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35</meta:editing-cycles>
    <meta:creation-date>2017-03-02T14:18:00</meta:creation-date>
    <dc:date>2025-05-05T21:56:58.74</dc:date>
    <meta:editing-duration>PT1H35M15S</meta:editing-duration>
    <meta:generator>OpenOffice/4.1.15$Win32 OpenOffice.org_project/4115m2$Build-9813</meta:generator>
    <meta:document-statistic meta:table-count="1" meta:image-count="0" meta:object-count="0" meta:page-count="2" meta:paragraph-count="246" meta:word-count="1109" meta:character-count="57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